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d57" officeooo:paragraph-rsid="001bdd57"/>
    </style:style>
    <style:style style:name="P2" style:family="paragraph" style:parent-style-name="Standard">
      <style:text-properties officeooo:rsid="001bdd57" officeooo:paragraph-rsid="001cb69d"/>
    </style:style>
    <style:style style:name="P3" style:family="paragraph" style:parent-style-name="Standard">
      <style:text-properties officeooo:rsid="001cf19f" officeooo:paragraph-rsid="001cf19f"/>
    </style:style>
    <style:style style:name="P4" style:family="paragraph" style:parent-style-name="Standard">
      <style:text-properties officeooo:rsid="00208736" officeooo:paragraph-rsid="00208736"/>
    </style:style>
    <style:style style:name="P5" style:family="paragraph" style:parent-style-name="Standard">
      <style:text-properties officeooo:rsid="0022b468" officeooo:paragraph-rsid="0022b468"/>
    </style:style>
    <style:style style:name="P6" style:family="paragraph" style:parent-style-name="Standard">
      <style:text-properties officeooo:rsid="001cb69d" officeooo:paragraph-rsid="001cb69d"/>
    </style:style>
    <style:style style:name="T1" style:family="text">
      <style:text-properties officeooo:rsid="001bfd83"/>
    </style:style>
    <style:style style:name="T2" style:family="text">
      <style:text-properties officeooo:rsid="001eee1b"/>
    </style:style>
    <style:style style:name="T3" style:family="text">
      <style:text-properties officeooo:rsid="00208736"/>
    </style:style>
    <style:style style:name="T4" style:family="text">
      <style:text-properties officeooo:rsid="00220e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odega:-→ Hace una guia de entrada/salida y eso maneja su inventario ( con el precio para una posible valorizacion del inventario), se manejaria un stock físico y otro disponible</text:p>
      <text:p text:style-name="P1"><text:tab/><text:tab/>Que de esta manera no se puede vender algo que este pedido</text:p>
      <text:p text:style-name="P1"><text:s text:c="2"/><text:span text:style-name="T1">Una guia de salida indicando lo que salio</text:span></text:p>
      <text:p text:style-name="P2"><text:s text:c="20"/><text:span text:style-name="T1">El 6</text:span></text:p>
      <text:p text:style-name="P6">3,2 guarde la cantidad vendida. Stock crítico</text:p>
      <text:p text:style-name="P2"/>
      <text:p text:style-name="P3">&gt;Cada horario disponible estar<text:span text:style-name="T3">á</text:span> libearado para n servi<text:span text:style-name="T2">c</text:span>ios y siendo n el número de grupos de trabajo</text:p>
      <text:p text:style-name="P1"/>
      <text:p text:style-name="P4">Se sugiere , NO llevar stock ,ya que actualmente no se considera crítico para el negocio, y necesaotaria llevar guias de entrasa/salida y despacho, <text:span text:style-name="T4">lo que sería más una carga que un alivio , si esta bodega crece entonces seria conveniente</text:span></text:p>
      <text:p text:style-name="P4"/>
      <text:p text:style-name="P1"/>
      <text:p text:style-name="P1">Los productos a entregar , </text:p>
      <text:p text:style-name="P1"/>
      <text:p text:style-name="P1"/>
      <text:p text:style-name="P5">Si los clientes se van a registrar a la base de datos a través e compras <text:s text:c="2"/>o hay clientes anterirore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6:51:42.705000000</meta:creation-date>
    <dc:date>2018-10-12T18:11:16.731000000</dc:date>
    <meta:editing-duration>PT28M55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9" meta:word-count="141" meta:character-count="816" meta:non-whitespace-character-count="657"/>
  </office:meta>
</office:document-meta>
</file>